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KE Product Exercise</text:p>
      <text:p text:style-name="P1"/>
      <text:p text:style-name="P1">Buatlah aplikasi SPA dengan memanfaatkan data yang bisa di-request dari https://fakestoreapi.com/</text:p>
      <text:p text:style-name="P1"/>
      <text:p text:style-name="P1">Contoh HTML DOM dan CSS bisa dilihat langsung di folder Fake Product, sehingga kalian tidak perlu lagi merancang HTML DOM dan CSS Style.</text:p>
      <text:p text:style-name="P1"/>
      <text:p text:style-name="P1">Aplikasi terdiri dari beberapa halaman, dan masing-masing bisa mengakses data dari:</text:p>
      <text:p text:style-name="P1"/>
      <text:p text:style-name="P1">User Index:</text:p>
      <text:p text:style-name="P1">https://fakestoreapi.com/users</text:p>
      <text:p text:style-name="P1"/>
      <text:p text:style-name="P1">Cart Detail:</text:p>
      <text:p text:style-name="P1">https://fakestoreapi.com/users/{id}</text:p>
      <text:p text:style-name="P1">(Contoh: https://fakestoreapi.com/users/1)</text:p>
      <text:p text:style-name="P1">dan</text:p>
      <text:p text:style-name="P1">https://fakestoreapi.com/carts/user/{userId}</text:p>
      <text:p text:style-name="P1">(Contoh: https://fakestoreapi.com/carts/user/1)</text:p>
      <text:p text:style-name="P1">dan</text:p>
      <text:p text:style-name="P1">Manfaatkan juga data product untuk mendapatkan detail setiap cart.</text:p>
      <text:p text:style-name="P1"/>
      <text:p text:style-name="P1">Product Index:</text:p>
      <text:p text:style-name="P1">https://fakestoreapi.com/products</text:p>
      <text:p text:style-name="P1"/>
      <text:p text:style-name="P1">Product Detail:</text:p>
      <text:p text:style-name="P1">https://fakestoreapi.com/products/{id}</text:p>
      <text:p text:style-name="P1">(Contohhttps://fakestoreapi.com/products/1)</text:p>
      <text:p text:style-name="P1"/>
      <text:p text:style-name="P1">Untuk lebih detailnya bisa membaca documentationnya di:</text:p>
      <text:p text:style-name="P1">https://fakestoreapi.com/do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y Widjaja</meta:initial-creator>
    <meta:creation-date>2024-06-09T10:06:25.65</meta:creation-date>
    <dc:date>2024-06-09T10:17:48.19</dc:date>
    <dc:creator>Boby Widjaja</dc:creator>
    <meta:editing-duration>PT11M21S</meta:editing-duration>
    <meta:editing-cycles>4</meta:editing-cycles>
    <meta:generator>OpenOffice/4.1.12$Win32 OpenOffice.org_project/4112m1$Build-9809</meta:generator>
    <meta:document-statistic meta:table-count="0" meta:image-count="0" meta:object-count="0" meta:page-count="1" meta:paragraph-count="21" meta:word-count="85" meta:character-count="857"/>
  </office:meta>
</office:document-meta>
</file>